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CMSC 312 Assignment</text:p>
      <text:p text:style-name="Standard">John Brilhart</text:p>
      <text:p text:style-name="Standard"/>
      <text:h text:style-name="Heading3" text:outline-level="3">Running the Project</text:h>
      <text:p text:style-name="Standard"/>
      <text:p text:style-name="Standard">When you start the project it will read from the templates.txt file and display all of the available templates. It will then prompt you for how many processes of the selected template you wish to create. After it finishes creating the processes, it will ask which scheduler you wish to use. Then it will run till all of the processes have been finished.</text:p>
      <text:p text:style-name="Standard"/>
      <text:p text:style-name="Standard"/>
      <text:h text:style-name="Heading3" text:outline-level="3">Implementation</text:h>
      <text:p text:style-name="Standard"/>
      <text:p text:style-name="Standard">Main:</text:p>
      <text:p text:style-name="Standard">In the programs main file it will handle the parsing of the template files, and user input for parameters.</text:p>
      <text:p text:style-name="Standard">Once given the parameters it will spawn the process giving the specifications from the template to the load_process function. It will repeat the loading_process loop for the given amount. Then it will prompt you to select a scheduler, and call the scheduler.</text:p>
      <text:p text:style-name="Standard"/>
      <text:p text:style-name="Standard"><text:s/>Schedulers</text:p>
      <text:p text:style-name="Standard"><text:s/>The round_robin scheduler uses a time slice, which will load a process, run five instructions, then unload, and continue down the queue until all of the programs are finished.</text:p>
      <text:p text:style-name="Standard"/>
      <text:p text:style-name="Standard">The priority_queue separates the ready queue into a higher queue with smaller processes, and a lower queue with larger processes. It will split them by finding the average size of the ready queue and putting the processes above average size in the low priority, and the smaller processes in the higher priority. Once the queues are created with will switch between the two, giving the higher priority a time slice of 10, and the lower priority a time slice of 3. Its done this way so that it can finish the smaller processes as faster, but also keep the larger tasks responsive.</text:p>
      <text:p text:style-name="Standard"/>
      <text:p text:style-name="Standard">While the Schedulers are running they will be looking for instructions Enter and Leave to consult with the binary semaphore to see if they can access the critical section.</text:p>
      <text:p text:style-name="Standard"/>
      <text:p text:style-name="Standard">When the main program runs out of instructions it will automatically terminate any existing children.</text:p>
      <text:p text:style-name="Standard"/>
      <text:p text:style-name="Standard">Dispatcher</text:p>
      <text:p text:style-name="Standard">Will load, and unload processes onto the current_program counter. When a program is loaded, it will change its state, and when a program is unloaded it will change the state again, and update the data for the PCB.</text:p>
      <text:p text:style-name="Standard"/>
      <text:p text:style-name="Standard">PCB</text:p>
      <text:p text:style-name="Standard">The extends the process class, and contains meta data about the process, and methods for using that data.<text:s/>It also contains the method for forking and terminating the process.<text:s/></text:p>
      <text:p text:style-name="Standard"/>
      <text:h text:style-name="Heading3" text:outline-level="3">Requirements</text:h>
      <text:p text:style-name="Standard"/>
      <text:p text:style-name="Standard">The program is written using the standard C++ library, and the given executable will run on any modern windows system. The program requires more than 2 cores, and more than 4 gigs of RA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ib Brilhart</meta:initial-creator>
    <dc:creator>jib Brilhart</dc:creator>
    <meta:creation-date>2020-10-07T17:54:00Z</meta:creation-date>
    <dc:date>2020-11-09T21:45:00Z</dc:date>
    <meta:print-date>2020-11-07T10:51:00Z</meta:print-date>
    <meta:template xlink:href="Normal.dotm" xlink:type="simple"/>
    <meta:editing-cycles>6</meta:editing-cycles>
    <meta:editing-duration>PT284580S</meta:editing-duration>
    <meta:document-statistic meta:page-count="1" meta:paragraph-count="4" meta:word-count="366" meta:character-count="2452" meta:row-count="17" meta:non-whitespace-character-count="2090"/>
  </office:meta>
</office:document-meta>
</file>